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04e6"/>
    </style:style>
    <style:style style:name="P2" style:family="paragraph" style:parent-style-name="Standard">
      <style:text-properties officeooo:rsid="000804e6" officeooo:paragraph-rsid="000804e6"/>
    </style:style>
    <style:style style:name="P3" style:family="paragraph" style:parent-style-name="Standard" style:list-style-name="L1">
      <style:text-properties officeooo:rsid="000804e6" officeooo:paragraph-rsid="000804e6"/>
    </style:style>
    <style:style style:name="P4" style:family="paragraph" style:parent-style-name="Standard" style:list-style-name="L2">
      <style:text-properties officeooo:rsid="000804e6" officeooo:paragraph-rsid="000804e6"/>
    </style:style>
    <style:style style:name="P5" style:family="paragraph" style:parent-style-name="Standard" style:list-style-name="L3">
      <style:text-properties officeooo:rsid="000804e6" officeooo:paragraph-rsid="000804e6"/>
    </style:style>
    <style:style style:name="P6" style:family="paragraph" style:parent-style-name="Standard" style:list-style-name="L4">
      <style:text-properties officeooo:rsid="000804e6" officeooo:paragraph-rsid="000804e6"/>
    </style:style>
    <style:style style:name="P7" style:family="paragraph" style:parent-style-name="Heading_20_1">
      <style:text-properties officeooo:rsid="000804e6"/>
    </style:style>
    <style:style style:name="T1" style:family="text">
      <style:text-properties officeooo:rsid="000804e6"/>
    </style:style>
    <style:style style:name="T2" style:family="text">
      <style:text-properties officeooo:rsid="00087c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7" text:outline-level="1">Upload</text:h>
      <text:p text:style-name="P2"/>
      <text:p text:style-name="P2">HTTP POST</text:p>
      <text:p text:style-name="P2">to</text:p>
      <text:p text:style-name="P1"><text:a xlink:type="simple" xlink:href="http://interoberlin.de/blob"><text:span text:style-name="T1">http://interoberlin.de/blob</text:span></text:a></text:p>
      <text:p text:style-name="P2">or</text:p>
      <text:p text:style-name="P1"><text:a xlink:type="simple" xlink:href="https://interoberlin.de/blob"><text:span text:style-name="T1">https://interoberlin.de/blob</text:span></text:a><text:span text:style-name="T1"> (encrypted)</text:span></text:p>
      <text:p text:style-name="P2"/>
      <text:p text:style-name="P2">submitted variables:</text:p>
      <text:list xml:id="list4597140666335701320" text:style-name="L1">
        <text:list-item>
          <text:p text:style-name="P3"><text:span text:style-name="T2">blob</text:span>: binary large object (BLOB) <text:span text:style-name="T2">to upload</text:span></text:p>
        </text:list-item>
      </text:list>
      <text:p text:style-name="P2"/>
      <text:p text:style-name="P2">returns:</text:p>
      <text:list xml:id="list8843430974918107162" text:style-name="L2">
        <text:list-item>
          <text:p text:style-name="P4">ID under which the uploaded data was stored in the database</text:p>
        </text:list-item>
      </text:list>
      <text:p text:style-name="P2"/>
      <text:h text:style-name="P7" text:outline-level="1">Download</text:h>
      <text:p text:style-name="P2"/>
      <text:p text:style-name="P2">HTTP GET</text:p>
      <text:p text:style-name="P2">to</text:p>
      <text:p text:style-name="P1"><text:a xlink:type="simple" xlink:href="http://interoberlin.de/blob"><text:span text:style-name="T1">http://interoberlin.de/blob</text:span></text:a></text:p>
      <text:p text:style-name="P2">or</text:p>
      <text:p text:style-name="P1"><text:a xlink:type="simple" xlink:href="https://interoberlin.de/blob"><text:span text:style-name="T1">https://interoberlin.de/blob</text:span></text:a><text:span text:style-name="T1"> (encrypted)</text:span></text:p>
      <text:p text:style-name="P2"/>
      <text:p text:style-name="P2">with variable:</text:p>
      <text:list xml:id="list7998199383596977941" text:style-name="L3">
        <text:list-item>
          <text:p text:style-name="P5">ID: ID of BLOB to retrieve from the server</text:p>
        </text:list-item>
      </text:list>
      <text:p text:style-name="P2"/>
      <text:p text:style-name="P2">returns:</text:p>
      <text:list xml:id="list4497654521334426658" text:style-name="L4">
        <text:list-item>
          <text:p text:style-name="P6">BLOB corresponding to provided ID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17:28:54</meta:creation-date>
    <meta:generator>LibreOffice/4.0.3.3$Linux_x86 LibreOffice_project/400m0$Build-3</meta:generator>
    <dc:date>2013-11-07T21:14:08</dc:date>
    <meta:editing-duration>P0D</meta:editing-duration>
    <meta:editing-cycles>2</meta:editing-cycles>
    <meta:document-statistic meta:table-count="0" meta:image-count="0" meta:object-count="0" meta:page-count="1" meta:paragraph-count="20" meta:word-count="58" meta:character-count="403" meta:non-whitespace-character-count="369"/>
  </office:meta>
</office:document-meta>
</file>